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6e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651cm" svg:x="9.58cm" svg:y="8.62cm">
          <text:p text:style-name="P1">xie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191cm" svg:height="1.905cm" svg:x="6.461cm" svg:y="15.605cm">
          <text:p text:style-name="P1">xi_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905cm" svg:x="11.033cm" svg:y="15.605cm">
          <text:p text:style-name="P1">xi_<text:span text:style-name="T1">sd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1.905cm" svg:x="8.333cm" svg:y="13.319cm">
          <text:p text:style-name="P1">xi_<text:span text:style-name="T1">internal</text:span>_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.191cm" svg:height="1.905cm" svg:x="6.461cm" svg:y="11.033cm">
          <text:p text:style-name="P1">xi_<text:span text:style-name="T1">tcl</text:span>_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1.524cm" svg:x="2.016cm" svg:y="11.414cm">
          <text:p text:style-name="P1">xi_<text:span text:style-name="T1">enu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.191cm" svg:height="1.905cm" svg:x="11.16cm" svg:y="11.033cm">
          <text:p text:style-name="P1">xi_<text:span text:style-name="T1">c</text:span>_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445cm" svg:height="2.159cm" svg:x="2.778cm" svg:y="5.445cm">
          <text:p text:style-name="P1">Author's <text:span text:style-name="T1">TCL</text:span></text:p>
          <text:p text:style-name="P1">Projec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7.604cm" svg:x2="8.556cm" svg:y2="11.033cm" draw:start-shape="id1" draw:end-shape="id2" draw:end-glue-point="0" svg:d="m5000 7604v1714h3556v1715" svg:viewBox="0 0 3557 3430">
          <text:p/>
        </draw:connector>
        <draw:custom-shape draw:style-name="gr7" draw:text-style-name="P1" xml:id="id3" draw:id="id3" draw:layer="layout" svg:width="4.445cm" svg:height="2.032cm" svg:x="14.589cm" svg:y="5.445cm">
          <text:p text:style-name="P1">Author's <text:span text:style-name="T1">C</text:span>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81cm" svg:height="2.54cm" svg:x="9.001cm" svg:y="1.889cm">
          <text:p text:style-name="P2"><text:span text:style-name="T2">Consumer</text:span></text:p>
          <text:p text:style-name="P2"><text:span text:style-name="T2">executes</text:span></text:p>
          <text:p text:style-name="P2"><text:span text:style-name="T2">program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811cm" svg:y1="7.477cm" svg:x2="13.255cm" svg:y2="11.033cm" draw:start-shape="id3" draw:start-glue-point="2" draw:end-shape="id4" draw:end-glue-point="0" svg:d="m16811 7477v1778h-3556v1778" svg:viewBox="0 0 3557 3557">
          <text:p/>
        </draw:connector>
        <draw:connector draw:style-name="gr6" draw:text-style-name="P1" draw:layer="layout" svg:x1="9.001cm" svg:y1="3.159cm" svg:x2="7.35cm" svg:y2="3.222cm" draw:start-shape="id5" draw:start-glue-point="3" draw:end-shape="id6" draw:end-glue-point="1" svg:d="m9001 3159h-825v63h-826" svg:viewBox="0 0 1652 64">
          <text:p/>
        </draw:connector>
        <draw:custom-shape draw:style-name="gr9" draw:text-style-name="P1" xml:id="id6" draw:id="id6" draw:layer="layout" svg:width="4.826cm" svg:height="2.413cm" svg:x="2.524cm" svg:y="2.016cm">
          <text:p text:style-name="P1">Unsure how a</text:p>
          <text:p text:style-name="P1"><text:span text:style-name="T1">TCL</text:span> project</text:p>
          <text:p text:style-name="P1">should look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811cm" svg:y1="3.159cm" svg:x2="16.811cm" svg:y2="5.445cm" draw:start-shape="id5" draw:start-glue-point="1" draw:end-shape="id3" draw:end-glue-point="0" svg:d="m12811 3159h4000v2286" svg:viewBox="0 0 4001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Cluff</meta:initial-creator>
    <meta:creation-date>2013-04-30T13:23:19</meta:creation-date>
    <dc:date>2013-04-30T13:53:21</dc:date>
    <dc:creator>Benjamin Cluff</dc:creator>
    <meta:editing-duration>PT22M44S</meta:editing-duration>
    <meta:editing-cycles>31</meta:editing-cycles>
    <meta:generator>LibreOffice/3.5$Linux_X86_64 LibreOffice_project/350m1$Build-2</meta:generator>
    <meta:document-statistic meta:object-count="15"/>
  </office:meta>
</office:document-meta>
</file>